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FileModule.flush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FileModule.getContextObject( Configuration modeConf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File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umentHelper.getDocument( ServiceManager manager , SourceResolver resolver , Log logg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MLFileModule.getDocumentHelper( Configuration modeConf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MLFileModule.configure(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FileModule.getAttribute( String name , Configuration modeConf , Map objectModel , boolean getValu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ocumentHelper.DocumentHelper( boolean reload , boolean cache , String src , XMLFileModul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File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File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ileModule.getExpressionCache( Map cache ,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FileModul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